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124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0.852cm"/>
    </style:style>
    <style:style style:name="co13" style:family="table-column">
      <style:table-column-properties fo:break-before="auto" style:column-width="1.042cm"/>
    </style:style>
    <style:style style:name="co14" style:family="table-column">
      <style:table-column-properties fo:break-before="auto" style:column-width="0.933cm"/>
    </style:style>
    <style:style style:name="co15" style:family="table-column">
      <style:table-column-properties fo:break-before="auto" style:column-width="1.09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_dac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1"/>
        <table:table-column table:style-name="co4" table:number-columns-repeated="4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4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2" table:number-columns-repeated="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number-columns-repeated="4" table:default-cell-style-name="Default"/>
        <table:table-column table:style-name="co14" table:number-columns-repeated="10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number-columns-repeated="4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4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itmap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PH2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PH5</text:p>
          </table:table-cell>
          <table:table-cell office:value-type="string" calcext:value-type="string">
            <text:p>PH6</text:p>
          </table:table-cell>
          <table:table-cell office:value-type="string" calcext:value-type="string">
            <text:p>PH7</text:p>
          </table:table-cell>
          <table:table-cell office:value-type="string" calcext:value-type="string">
            <text:p>PH8</text:p>
          </table:table-cell>
          <table:table-cell office:value-type="string" calcext:value-type="string">
            <text:p>PH9</text:p>
          </table:table-cell>
          <table:table-cell office:value-type="string" calcext:value-type="string">
            <text:p>PH10</text:p>
          </table:table-cell>
          <table:table-cell office:value-type="string" calcext:value-type="string">
            <text:p>PH11</text:p>
          </table:table-cell>
          <table:table-cell office:value-type="string" calcext:value-type="string">
            <text:p>PH12</text:p>
          </table:table-cell>
          <table:table-cell office:value-type="string" calcext:value-type="string">
            <text:p>PH13</text:p>
          </table:table-cell>
          <table:table-cell office:value-type="string" calcext:value-type="string">
            <text:p>PH14</text:p>
          </table:table-cell>
          <table:table-cell office:value-type="string" calcext:value-type="string">
            <text:p>PH15</text:p>
          </table:table-cell>
          <table:table-cell office:value-type="string" calcext:value-type="string">
            <text:p>PI0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PI2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PI5</text:p>
          </table:table-cell>
          <table:table-cell office:value-type="string" calcext:value-type="string">
            <text:p>PI6</text:p>
          </table:table-cell>
          <table:table-cell office:value-type="string" calcext:value-type="string">
            <text:p>PI7</text:p>
          </table:table-cell>
          <table:table-cell office:value-type="string" calcext:value-type="string">
            <text:p>PI8</text:p>
          </table:table-cell>
          <table:table-cell office:value-type="string" calcext:value-type="string">
            <text:p>PI9</text:p>
          </table:table-cell>
          <table:table-cell office:value-type="string" calcext:value-type="string">
            <text:p>PI10</text:p>
          </table:table-cell>
          <table:table-cell office:value-type="string" calcext:value-type="string">
            <text:p>PI11</text:p>
          </table:table-cell>
          <table:table-cell office:value-type="string" calcext:value-type="string">
            <text:p>PI12</text:p>
          </table:table-cell>
          <table:table-cell office:value-type="string" calcext:value-type="string">
            <text:p>PI13</text:p>
          </table:table-cell>
          <table:table-cell office:value-type="string" calcext:value-type="string">
            <text:p>PI14</text:p>
          </table:table-cell>
          <table:table-cell office:value-type="string" calcext:value-type="string">
            <text:p>PI15</text:p>
          </table:table-cell>
          <table:table-cell office:value-type="string" calcext:value-type="string">
            <text:p>PJ0</text:p>
          </table:table-cell>
          <table:table-cell office:value-type="string" calcext:value-type="string">
            <text:p>PJ1</text:p>
          </table:table-cell>
          <table:table-cell office:value-type="string" calcext:value-type="string">
            <text:p>PJ2</text:p>
          </table:table-cell>
          <table:table-cell office:value-type="string" calcext:value-type="string">
            <text:p>PJ3</text:p>
          </table:table-cell>
          <table:table-cell office:value-type="string" calcext:value-type="string">
            <text:p>PJ4</text:p>
          </table:table-cell>
          <table:table-cell office:value-type="string" calcext:value-type="string">
            <text:p>PJ5</text:p>
          </table:table-cell>
          <table:table-cell office:value-type="string" calcext:value-type="string">
            <text:p>PJ6</text:p>
          </table:table-cell>
          <table:table-cell office:value-type="string" calcext:value-type="string">
            <text:p>PJ7</text:p>
          </table:table-cell>
          <table:table-cell office:value-type="string" calcext:value-type="string">
            <text:p>PJ8</text:p>
          </table:table-cell>
          <table:table-cell office:value-type="string" calcext:value-type="string">
            <text:p>PJ9</text:p>
          </table:table-cell>
          <table:table-cell office:value-type="string" calcext:value-type="string">
            <text:p>PJ10</text:p>
          </table:table-cell>
          <table:table-cell office:value-type="string" calcext:value-type="string">
            <text:p>PJ11</text:p>
          </table:table-cell>
          <table:table-cell office:value-type="string" calcext:value-type="string">
            <text:p>PJ12</text:p>
          </table:table-cell>
          <table:table-cell office:value-type="string" calcext:value-type="string">
            <text:p>PJ13</text:p>
          </table:table-cell>
          <table:table-cell office:value-type="string" calcext:value-type="string">
            <text:p>PJ14</text:p>
          </table:table-cell>
          <table:table-cell office:value-type="string" calcext:value-type="string">
            <text:p>PJ15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PK8</text:p>
          </table:table-cell>
          <table:table-cell office:value-type="string" calcext:value-type="string">
            <text:p>PK9</text:p>
          </table:table-cell>
          <table:table-cell office:value-type="string" calcext:value-type="string">
            <text:p>PK10</text:p>
          </table:table-cell>
          <table:table-cell office:value-type="string" calcext:value-type="string">
            <text:p>PK11</text:p>
          </table:table-cell>
          <table:table-cell office:value-type="string" calcext:value-type="string">
            <text:p>PK12</text:p>
          </table:table-cell>
          <table:table-cell office:value-type="string" calcext:value-type="string">
            <text:p>PK13</text:p>
          </table:table-cell>
          <table:table-cell office:value-type="string" calcext:value-type="string">
            <text:p>PK14</text:p>
          </table:table-cell>
          <table:table-cell office:value-type="string" calcext:value-type="string">
            <text:p>PK15</text:p>
          </table:table-cell>
          <table:table-cell office:value-type="string" calcext:value-type="string">
            <text:p>PZ0</text:p>
          </table:table-cell>
          <table:table-cell office:value-type="string" calcext:value-type="string">
            <text:p>PZ1</text:p>
          </table:table-cell>
          <table:table-cell office:value-type="string" calcext:value-type="string">
            <text:p>PZ2</text:p>
          </table:table-cell>
          <table:table-cell office:value-type="string" calcext:value-type="string">
            <text:p>PZ3</text:p>
          </table:table-cell>
          <table:table-cell office:value-type="string" calcext:value-type="string">
            <text:p>PZ4</text:p>
          </table:table-cell>
          <table:table-cell office:value-type="string" calcext:value-type="string">
            <text:p>PZ5</text:p>
          </table:table-cell>
          <table:table-cell office:value-type="string" calcext:value-type="string">
            <text:p>PZ6</text:p>
          </table:table-cell>
          <table:table-cell office:value-type="string" calcext:value-type="string">
            <text:p>PZ7</text:p>
          </table:table-cell>
          <table:table-cell office:value-type="string" calcext:value-type="string">
            <text:p>PZ8</text:p>
          </table:table-cell>
          <table:table-cell office:value-type="string" calcext:value-type="string">
            <text:p>PZ9</text:p>
          </table:table-cell>
          <table:table-cell office:value-type="string" calcext:value-type="string">
            <text:p>PZ10</text:p>
          </table:table-cell>
          <table:table-cell office:value-type="string" calcext:value-type="string">
            <text:p>PZ11</text:p>
          </table:table-cell>
          <table:table-cell office:value-type="string" calcext:value-type="string">
            <text:p>PZ12</text:p>
          </table:table-cell>
          <table:table-cell office:value-type="string" calcext:value-type="string">
            <text:p>PZ13</text:p>
          </table:table-cell>
          <table:table-cell office:value-type="string" calcext:value-type="string">
            <text:p>PZ14</text:p>
          </table:table-cell>
          <table:table-cell office:value-type="string" calcext:value-type="string">
            <text:p>PZ15</text:p>
          </table:table-cell>
        </table:table-row>
        <table:table-row table:style-name="ro1">
          <table:table-cell office:value-type="string" calcext:value-type="string">
            <text:p>STM32F051C4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C4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C6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C6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C8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C8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K4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K4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K6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K6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K8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K8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R4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R6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R8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R8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1T8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8C8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8R8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8R8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58T8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071C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1C(8-B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1CB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1RB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1V(8-B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1V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2C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2C(8-B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2CB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2R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2RB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2RB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2V(8-B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2V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8CB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8CB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8CB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8RB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8RB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8VB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78VB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1C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1C(B-C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1R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1R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1RC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1V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1V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8C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8CC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8R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8R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8RC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8V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098V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0C(4-6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0C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0R(4-6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0R(4-6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0R(8-B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0R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0R(C-D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0V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0V(C-D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0Z(C-D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1R(C-D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1R(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1V(C-D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1V(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1Z(C-D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1Z(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3R(C-D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3R(C-D-E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3R(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3V(C-D-E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3V(C-D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3V(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3Z(C-D-E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3Z(C-D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3Z(F-G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3Z(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5R(8-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5V(8-B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5V(8-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7R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7V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107V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05R(B-C-E-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05R(E-G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05RGE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05V(B-C-E-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05Z(C-E-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07I(C-E-F-G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07I(C-E-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07V(C-E-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07Z(C-E-F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15R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15V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15Z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17I(E-G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17I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17V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217Z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1C(6-8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1C8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1K(6-8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1K(6-8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1R(6-8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C(6-8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C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C8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K(6-8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R(6-8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R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R(D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V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V(D-E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V(D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VC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2Z(D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03C(6-8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C(6-8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03C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C8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C8Y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03K(6-8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K(6-8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03K(6-8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K(6-8)U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03R(6-8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R(6-8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03R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R(D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V(B-C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V(D-E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V(D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VC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VE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03Z(D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18C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18C8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18K8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F328C8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28C8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34C(4-6-8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34C(4-6-8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34C8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34C8Y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34K(4-6-8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34K(4-6-8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34K(4-6-8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34K(4-6-8)U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34R(6-8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34R(6-8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58C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58R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58V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73C(8-B-C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73C(8-B-C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73R(8-B-C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73R(8-B-C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73V(8-B-C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73V(8-B-C)H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73V(8-B-C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73V(8-B-C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78CC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78CC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78RC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78RC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78RC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78RCY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78VC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78VCH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78VC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378VC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F398V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05O(E-G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05R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05V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05Z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07I(E-G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07I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07V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07Z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0C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0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5"/>
          <table:table-cell office:value-type="string" calcext:value-type="string">
            <text:p>DAC_OUT1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0C(8-B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0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5"/>
          <table:table-cell office:value-type="string" calcext:value-type="string">
            <text:p>DAC_OUT1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0R(8-B)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0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5"/>
          <table:table-cell office:value-type="string" calcext:value-type="string">
            <text:p>DAC_OUT1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0R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0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5"/>
          <table:table-cell office:value-type="string" calcext:value-type="string">
            <text:p>DAC_OUT1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0T(8-B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0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5"/>
          <table:table-cell office:value-type="string" calcext:value-type="string">
            <text:p>DAC_OUT1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3C(G-H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3M(G-H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3R(G-H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3V(G-H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3V(G-H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3Z(G-H)J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3Z(G-H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5OG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5R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5V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5Z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7I(E-G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7I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7V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17Z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3CH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3MH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3RH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3VH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3VH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3ZHJ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3ZH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7A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7I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7I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7V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7Z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A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B(E-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I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I(E-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I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N(E-G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NI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V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V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Z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ZG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Z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29ZI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7AI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7I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7I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7V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7Z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9AI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9B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9I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9I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9N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9V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9Z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39Z(G-I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46M(C-E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46R(C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46V(C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46Z(C-E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46Z(C-E)J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46Z(C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A(E-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A(E-G-I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B(E-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I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I(E-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I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N(E-G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NI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V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V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Z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69Z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79A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79A(G-I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79B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79I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79I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79N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79V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479Z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2I(C-E)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2I(C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2R(C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2V(C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2Z(C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3I(C-E)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3I(C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3V(C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3V(C-E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3Z(C-E)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23Z(C-E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0I8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0R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0V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0Z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2IE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2I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2R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2V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2Z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3IE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3I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3V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3VE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3ZE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33Z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5I(E-G)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5I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5V(E-G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5V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5Z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B(E-G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I(E-G)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I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I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NE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NG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V(E-G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V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V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Z(E-G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Z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46Z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0N8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0V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0Z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6B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6IG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6I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6NG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6VG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6V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6Z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56ZG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5B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5I(G-I)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5I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5N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5V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5V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5Z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7B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7I(G-I)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7I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7N(G-I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7VG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7V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7VI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7V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7Z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7Z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8AI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9A(G-I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9B(G-I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9IG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9I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9NG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69NI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7B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7IIK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7I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7NI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7VI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7V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7Z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8AI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9AI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9B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9II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F779NI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C(6-8-B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C(6-8-B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EB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G(6-8-B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G(8-B)UxN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K(6-8-B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K(6-8-B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K(8-B)TxN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K(8-B)UxN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R(6-8-B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71RB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C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CB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EB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GB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GBUxN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K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KBTxN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KB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KBUxN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RB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081R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31C(6-8-B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31C(6-8-B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31CB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31K(6-8-B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31K(6-8-B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31M(6-8-B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31R(6-8-B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31R(6-8-B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31V(6-8-B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41C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41CB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41CB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41K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41KB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41M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41RB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41R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41V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1C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1C(C-E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1M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1ME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1Q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1R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1V(C-E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1V(C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1V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C(B-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C(B-C-E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3C(B-C-E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C(B-C-E)U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3M(B-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M(B-C-E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3ME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MEY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3P(B-C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P(B-C-E)I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3Q(B-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Q(B-C-E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3R(B-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R(B-C-E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3V(B-C-E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V(B-C-E)H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3V(B-C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V(B-C-E)I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3V(B-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3V(B-C-E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4C(B-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4C(B-C-E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4C(B-C-E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4C(B-C-E)U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4M(B-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4M(B-C-E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4ME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4MEY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4P(B-C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4P(B-C-E)I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4Q(B-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4Q(B-C-E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4R(B-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4R(B-C-E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4V(B-C-E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4V(B-C-E)H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4V(B-C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4V(B-C-E)I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74V(B-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74V(B-C-E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3C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3CE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3CE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3CEU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3M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3ME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3ME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3MEY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3P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3PEI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3Q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3QE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3R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3RE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3VE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3VEH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3V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3VEI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3V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3VE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4C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4CE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4CE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4CEU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4M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4ME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4ME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4MEY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4P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4PEI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4Q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4QE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4R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4RE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4VE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4VEH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4V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4VEI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84V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84VE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G491C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91C(C-E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91K(C-E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91M(C-E)S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91M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91R(C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91R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91RE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91V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A1C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A1CE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A1KE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A1MES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A1M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A1R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A1R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A1RE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4A1V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GBK1C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3VE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3V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3VG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3V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3Z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3Z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3ZG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3Z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A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AG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IE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I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IG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I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REV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RGV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V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V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VG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Z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25Z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0ABI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0IBK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0IB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0VB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0V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0ZB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0Z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3VG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3V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3ZG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3Z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5AG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5IG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5I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5RGV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5V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5VG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35Z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2A(G-I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2B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2I(G-I)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2I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2V(G-I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2V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2X(G-I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2Z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A(G-I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B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B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IG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I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II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I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V(G-I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V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V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XG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XI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Z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3Z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5B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5B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5IG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5I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5II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5I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5XG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5XI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5Z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5Z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7A(G-I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7B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7B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7I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7I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7XG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7XI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47ZI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0IB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0I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0V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0XB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0Z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3AI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3B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3II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3I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3VI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3V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3XI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3Z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5B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5II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5I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5XI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5Z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7AI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7B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7I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7XI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57ZI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A(G-I)I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A(G-I)I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I(G-I)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I(G-I)K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I(G-I)K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I(G-I)K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I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I(G-I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I(G-I)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I(G-I)T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L(G-I)H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L(G-I)H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N(G-I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N(G-I)H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QIY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QIY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R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R(G-I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V(G-I)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V(G-I)H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V(G-I)H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V(G-I)H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V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V(G-I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V(G-I)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V(G-I)T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Z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Z(G-I)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A3Z(G-I)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A3Z(G-I)T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0ABI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0ABI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0IBK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0IBK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0I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0IB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0R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0RB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0V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0VB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0ZB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0ZB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AII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AII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IIK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IIK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IIK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IIK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I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II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II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IIT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LIH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LIH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NI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NIH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QIY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QIY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R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RI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VIH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VIH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VIH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VIH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V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VI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VI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VIT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Z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ZITx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H7B3ZI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H7B3ZITxQ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0000001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6"/>
          <table:table-cell office:value-type="string" calcext:value-type="string">
            <text:p>DAC2_OUT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STM32L052C(6-8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2C(6-8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2K(6-8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2K(6-8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2R(6-8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2R(6-8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2T(6-8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2T8F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3C(6-8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3C(6-8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3R(6-8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53R(6-8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62C8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62K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62K8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63C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63C8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63R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072C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C(B-Z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C(B-Z)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CZE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K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K(B-Z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R(B-Z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R(B-Z)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R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V(B-Z)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V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V8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2V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3C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3C(B-Z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3R(B-Z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3R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3RZ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3V(B-Z)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3V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3V8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73V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2CZ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2CZ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2K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2K(B-Z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3C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3CZ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3R(B-Z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3R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3V(B-Z)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3V(B-Z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3V8I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083V8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00C6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00C6U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00R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00R(8-B)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00R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C(6-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C(6-8-B)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C(6-8-B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C(6-8-B)U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C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CC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Q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QD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QE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R(6-8-B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R(6-8-B)H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R(6-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R(6-8-B)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R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RC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RC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RD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RD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R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UC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(8-B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(8-B)H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(8-B)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C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D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DTx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DYx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VE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Z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ZD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1Z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C(6-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C(6-8-B)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C(6-8-B)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C(6-8-B)U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C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CCU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Q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QD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QE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R(6-8-B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R(6-8-B)H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R(6-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R(6-8-B)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R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RC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RD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RD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R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UC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(8-B)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(8-B)H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(8-B)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(8-B)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C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D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DTx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VE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Z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ZD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52Z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Q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QD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R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RC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RD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RD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R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VCH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V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VCTx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VD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VDYx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V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VEY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ZC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ZD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162ZETx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_OUT1</text:p>
          </table:table-cell>
          <table:table-cell office:value-type="string" calcext:value-type="string">
            <text:p>DAC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1C(B-C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1C(B-C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1C(B-C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1K(B-C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1R(B-C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1R(B-C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1R(B-C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1VC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1VC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2K(B-C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3C(B-C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3C(B-C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3C(B-C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3R(B-C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3R(B-C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3R(B-C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3RC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3VC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33VC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42KC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43CC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43CC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43CC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43RC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43RC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43RC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43VC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43VC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51C(C-E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1R(C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1R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1R(C-E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1V(C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1V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2C(C-E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2R(C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2R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2R(C-E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2RE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2V(C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52V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62CE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62R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62R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62RE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62V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62V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STM32L471Q(E-G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1R(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1V(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1Z(E-G)J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1Z(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5R(C-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5V(C-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6J(E-G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6JGY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6M(E-G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6Q(E-G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6R(C-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6V(C-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6Z(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6ZGJ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76Z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85J(C-E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86JG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86QG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86R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86V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86Z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A(E-G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AGI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Q(E-G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QGI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R(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R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V(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V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VG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VGY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WGY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Z(E-G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96Z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AG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AGI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QG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QGI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R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R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V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V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VG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VGY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Z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A6Z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A(G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AGI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C(G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C(G-E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C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CGU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Q(G-E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QGI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R(G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R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V(G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V(G-E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V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VGY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Z(G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P5ZG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Q5AG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Q5C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Q5CG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Q5QG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Q5R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Q5V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Q5VG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Q5ZG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5A(G-I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5Q(G-I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5V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5Z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5Z(G-I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5ZI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7AI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7V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7Z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9A(G-I)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9V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9Z(G-I)J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9Z(G-I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9Z(G-I)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R9ZIY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5AI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5QI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5V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5Z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5ZI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7AI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7V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7Z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9AI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9V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9ZIJ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9ZI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4S9ZIY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C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C(C-E)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CE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CEU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MEY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MEY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Q(C-E)I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Q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QEI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R(C-E)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RE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RE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V(C-E)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V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Z(C-E)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52Z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C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CE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CEU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CEU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MEY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MEY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QEI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QEI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QEI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R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RETxP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RE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V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VE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ZET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L562ZETxQ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A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A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A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A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C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C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C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C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D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D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D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D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F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F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F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1F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A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A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A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A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C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C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C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C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D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D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D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D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F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F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F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3F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A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A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A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A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C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C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C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C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D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D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D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D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FAA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FAB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FAC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STM32MP157FADx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000011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4"/>
          <table:table-cell office:value-type="string" calcext:value-type="string">
            <text:p>DAC1_OUT1</text:p>
          </table:table-cell>
          <table:table-cell office:value-type="string" calcext:value-type="string">
            <text:p>DAC1_OUT2</text:p>
          </table:table-cell>
          <table:table-cell table:number-columns-repeated="186"/>
        </table:table-row>
      </table:table>
      <table:named-expressions/>
      <table:database-ranges>
        <table:database-range table:name="__Anonymous_Sheet_DB__0" table:target-range-address="_dacTable.A1:_dacTable.GM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ＭＳ Ｐゴシック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5T21:43:56.934000000</dc:date>
    <meta:editing-duration>PT1M44S</meta:editing-duration>
    <meta:editing-cycles>1</meta:editing-cycles>
    <meta:document-statistic meta:table-count="1" meta:cell-count="5261" meta:object-count="0"/>
    <meta:generator>LibreOffice/6.4.4.2$Windows_X86_64 LibreOffice_project/3d775be2011f3886db32dfd395a6a6d1ca2630ff</meta:generator>
  </office:meta>
</office:document-meta>
</file>